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 Typewriter" svg:font-family="'CM Typewriter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Unikurd Web" svg:font-family="'Unikurd Web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font-name-asian="Liberation Mono1"/>
    </style:style>
    <style:style style:name="P2" style:family="paragraph" style:parent-style-name="Standard">
      <style:text-properties style:font-name="Liberation Mono" officeooo:paragraph-rsid="000e7cd6" style:font-name-asian="Liberation Mono1"/>
    </style:style>
    <style:style style:name="P3" style:family="paragraph" style:parent-style-name="Heading_20_2">
      <style:text-properties fo:color="#00000a" style:font-name="Liberation Mono" fo:font-size="12pt" fo:language="en" fo:country="US" fo:font-weight="normal" officeooo:paragraph-rsid="00114153" style:font-name-asian="Liberation Mono1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Heading_20_2">
      <style:text-properties fo:color="#00000a" style:font-name="Liberation Mono" fo:font-size="12pt" fo:language="en" fo:country="US" fo:font-weight="normal" officeooo:paragraph-rsid="001ac068" style:font-name-asian="Liberation Mono1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Heading_20_2">
      <style:text-properties style:font-name="Liberation Mono" officeooo:paragraph-rsid="00114153" style:font-name-asian="Liberation Mono1"/>
    </style:style>
    <style:style style:name="P6" style:family="paragraph" style:parent-style-name="Standard">
      <style:text-properties style:font-name="Liberation Mono" fo:font-weight="bold" officeooo:paragraph-rsid="000e7cd6" style:font-name-asian="Liberation Mono1" style:font-weight-asian="bold" style:font-weight-complex="bold"/>
    </style:style>
    <style:style style:name="P7" style:family="paragraph" style:parent-style-name="Standard" style:list-style-name="L1">
      <style:paragraph-properties fo:margin-top="0in" fo:margin-bottom="0in" style:contextual-spacing="false"/>
      <style:text-properties style:font-name="Liberation Mono" officeooo:paragraph-rsid="000fa243" style:font-name-asian="Liberation Mono1"/>
    </style:style>
    <style:style style:name="P8" style:family="paragraph" style:parent-style-name="Text_20_body" style:list-style-name="WWNum1">
      <style:text-properties fo:font-size="15pt" style:font-size-asian="15pt" style:font-size-complex="15pt"/>
    </style:style>
    <style:style style:name="P9" style:family="paragraph" style:parent-style-name="Text_20_body" style:list-style-name="L1"/>
    <style:style style:name="P10" style:family="paragraph" style:parent-style-name="Text_20_body">
      <style:text-properties fo:font-weight="bold" officeooo:paragraph-rsid="003113f5" style:font-weight-asian="bold" style:font-weight-complex="bold"/>
    </style:style>
    <style:style style:name="P11" style:family="paragraph" style:parent-style-name="Text_20_body" style:list-style-name="WWNum1" style:master-page-name="Standard">
      <style:paragraph-properties style:page-number="auto"/>
      <style:text-properties fo:font-size="15pt" style:font-size-asian="15pt" style:font-size-complex="15pt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0e7cd6"/>
    </style:style>
    <style:style style:name="P13" style:family="paragraph" style:parent-style-name="Heading_20_1" style:list-style-name="WWNum1">
      <style:text-properties style:font-name="Liberation Mono" style:font-name-asian="Liberation Mono1"/>
    </style:style>
    <style:style style:name="P14" style:family="paragraph" style:parent-style-name="Heading_20_1" style:list-style-name="WWNum1">
      <style:text-properties style:font-name="Liberation Mono" officeooo:paragraph-rsid="002b5e6a" style:font-name-asian="Liberation Mono1"/>
    </style:style>
    <style:style style:name="P15" style:family="paragraph" style:parent-style-name="Heading_20_1" style:list-style-name="WWNum1">
      <style:text-properties style:font-name="Liberation Mono" fo:font-size="16pt" fo:font-weight="bold" officeooo:paragraph-rsid="002b5e6a" style:font-name-asian="Liberation Mono1" style:font-size-asian="16pt" style:font-weight-asian="bold" style:font-size-complex="16pt" style:font-weight-complex="bold"/>
    </style:style>
    <style:style style:name="P16" style:family="paragraph" style:parent-style-name="Heading_20_1" style:list-style-name="WWNum1">
      <style:text-properties style:font-name="Liberation Mono" fo:font-size="16pt" fo:font-weight="bold" officeooo:paragraph-rsid="00358e01" style:font-name-asian="Liberation Mono1" style:font-size-asian="16pt" style:font-weight-asian="bold" style:font-size-complex="16pt" style:font-weight-complex="bold"/>
    </style:style>
    <style:style style:name="P17" style:family="paragraph" style:parent-style-name="Heading_20_1" style:list-style-name="WWNum1">
      <style:text-properties style:font-name="Liberation Mono" fo:font-size="12pt" fo:font-weight="normal" officeooo:paragraph-rsid="002d89cd" style:font-name-asian="Liberation Mono1" style:font-size-asian="12pt" style:font-weight-asian="normal" style:font-size-complex="12pt" style:font-weight-complex="normal"/>
    </style:style>
    <style:style style:name="P18" style:family="paragraph" style:parent-style-name="Heading_20_1">
      <style:text-properties style:font-name="Liberation Mono" fo:font-size="12pt" fo:font-weight="normal" officeooo:paragraph-rsid="002d89cd" style:font-name-asian="Liberation Mono1" style:font-size-asian="12pt" style:font-weight-asian="normal" style:font-size-complex="12pt" style:font-weight-complex="normal"/>
    </style:style>
    <style:style style:name="P19" style:family="paragraph" style:parent-style-name="Heading_20_1" style:list-style-name="WWNum1">
      <style:paragraph-properties fo:margin-top="0.1665in" fo:margin-bottom="0.0835in" style:contextual-spacing="false"/>
      <style:text-properties style:font-name="Liberation Mono" style:font-name-asian="Liberation Mono1"/>
    </style:style>
    <style:style style:name="P20" style:family="paragraph" style:parent-style-name="Heading_20_2" style:list-style-name="WWNum1">
      <style:text-properties style:font-name="Liberation Mono" style:font-name-asian="Liberation Mono1"/>
    </style:style>
    <style:style style:name="P21" style:family="paragraph" style:parent-style-name="Heading_20_2" style:list-style-name="WWNum1">
      <style:text-properties style:font-name="Liberation Mono" officeooo:paragraph-rsid="001f6bfc" style:font-name-asian="Liberation Mono1"/>
    </style:style>
    <style:style style:name="P22" style:family="paragraph" style:parent-style-name="Heading_20_2" style:list-style-name="WWNum1">
      <style:text-properties style:font-name="Liberation Mono" officeooo:paragraph-rsid="00236e02" style:font-name-asian="Liberation Mono1"/>
    </style:style>
    <style:style style:name="P23" style:family="paragraph" style:parent-style-name="Heading_20_2">
      <style:text-properties style:font-name="Liberation Mono" officeooo:paragraph-rsid="0025dae2" style:font-name-asian="Liberation Mono1"/>
    </style:style>
    <style:style style:name="P24" style:family="paragraph" style:parent-style-name="Heading_20_2" style:list-style-name="WWNum1">
      <style:text-properties style:font-name="Liberation Mono" fo:font-size="12pt" fo:font-weight="normal" officeooo:paragraph-rsid="00214bad" style:font-name-asian="Liberation Mono1" style:font-size-asian="12pt" style:font-weight-asian="normal" style:font-size-complex="12pt" style:font-weight-complex="normal"/>
    </style:style>
    <style:style style:name="P25" style:family="paragraph" style:parent-style-name="Heading_20_2">
      <style:text-properties style:font-name="Liberation Mono" fo:font-size="12pt" fo:font-weight="normal" officeooo:paragraph-rsid="0025dae2" style:font-name-asian="Liberation Mono1" style:font-size-asian="12pt" style:font-weight-asian="normal" style:font-size-complex="12pt" style:font-weight-complex="normal"/>
    </style:style>
    <style:style style:name="P26" style:family="paragraph" style:parent-style-name="Heading_20_3" style:list-style-name="WWNum1">
      <style:text-properties style:font-name="Liberation Mono" style:font-name-asian="Liberation Mono1"/>
    </style:style>
    <style:style style:name="T1" style:family="text">
      <style:text-properties style:font-name="Liberation Mono" style:font-name-asian="Liberation Mono1"/>
    </style:style>
    <style:style style:name="T2" style:family="text">
      <style:text-properties style:font-name="Liberation Mono" style:font-name-asian="Unikurd Web"/>
    </style:style>
    <style:style style:name="T3" style:family="text">
      <style:text-properties style:text-line-through-style="none" style:font-name="Liberation Mono" fo:font-style="normal" fo:font-weight="normal" style:font-name-asian="CM Typewriter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18278004409125848" text:style-name="WWNum1">
        <text:list-header>
          <text:p text:style-name="P11">安装四大块：Alfresco，Alfresco第三方软件、web quick start以及web editor；</text:p>
          <text:p text:style-name="P8">使用也是这四大块；</text:p>
          <text:h text:style-name="P19" text:outline-level="1"/>
        </text:list-header>
        <text:list-item>
          <text:h text:style-name="P19" text:outline-level="1">安装</text:h>
        </text:list-item>
      </text:list>
      <text:p text:style-name="P1"/>
      <text:list xml:id="list624201188" text:continue-numbering="true" text:style-name="WWNum1">
        <text:list-item>
          <text:list>
            <text:list-item>
              <text:h text:style-name="P20" text:outline-level="2">. 安装JDK、Tomcat7、mysql，配好环境变量</text:h>
            </text:list-item>
            <text:list-item>
              <text:h text:style-name="P20" text:outline-level="2">. 配置好Tomcat7相关目录结构和文件</text:h>
            </text:list-item>
          </text:list>
        </text:list-item>
      </text:list>
      <text:p text:style-name="P1"><text:tab/>1）在TOMCAT_HOME下手动建立一个放置共享文件的文件夹：文件夹最好用自动安装时的默认名字：shared，并建立下面两个子文件夹：shared/classes，shared/lib</text:p>
      <text:p text:style-name="P1"><text:tab/>2）在conf/catalina.properties中更改shared.loader=${catalina.base}/shared/classes</text:p>
      <text:p text:style-name="P1"><text:tab/>3）在Tomcat的全局lib/中放置mysql的驱动jar包</text:p>
      <text:p text:style-name="P1"><text:tab/>4）更改server.xml。将8080的connector增加两个配置：URIEncoding="UTF-8"（默认ISO-8859-1） maxHttpHeaderSize="32768"（默认8k）</text:p>
      <text:p text:style-name="P1"><text:tab/>5）如果Tomcat的ssl功能开启，IE7、8使用https从Tomcat中下载文件时会报错。需要在/conf/context.xml的context元素中增加一行：</text:p>
      <text:p text:style-name="P1"><text:tab/><text:tab/>&lt;Valve className="org.apache.catalina.authenticator.SSLAuthenticator" securePagesWithPragma="false" /&gt;</text:p>
      <text:p text:style-name="P1"><text:tab/><text:tab/></text:p>
      <text:list xml:id="list261704843" text:continue-numbering="true" text:style-name="WWNum1">
        <text:list-item>
          <text:list>
            <text:list-item>
              <text:h text:style-name="P20" text:outline-level="2">. 安装Alfresco WARs</text:h>
            </text:list-item>
          </text:list>
        </text:list-item>
      </text:list>
      <text:p text:style-name="P1"><text:tab/>1）将zip包中bin/以及web-server/下的四个文件夹copy到TOMCAT_HOME下，合并相同内容。并将web-server/下的lib/copy到shared下；其中包括将web-server/webapps/下的几个war包copy到TOMCAT_HOME/webapps目录下。(如果用mysql，则不用copy lib/下的postgre包)</text:p>
      <text:p text:style-name="P1"><text:tab/></text:p>
      <text:p text:style-name="P1"><text:tab/>2）根据情况编辑shared/classes/下的alfresco-global.properties.sample文件，并去掉文件名后的.sample；</text:p>
      <text:p text:style-name="P1"><text:tab/><text:tab/>（那为什么在2.1中还要手动建立shared/classes与shared/lib文件夹？）</text:p>
      <text:p text:style-name="P1"><text:tab/><text:tab/> 此文件主要用于配置DB &amp; Email功能</text:p>
      <text:p text:style-name="P1"><text:tab/><text:tab/> &lt;extension&gt;用于配置自己的Spring配置文件路径，用于覆盖系统自带的路径；</text:p>
      <text:p text:style-name="P1"><text:tab/><text:tab/> </text:p>
      <text:p text:style-name="P1"><text:tab/>4）如果是升级alfresco，则需要运行clean_tomcat.sh来清除之前的temp文件；</text:p>
      <text:p text:style-name="P1"><text:tab/>5）安装完成后，还需要生成&amp;安装自己的证书，不详说了。</text:p>
      <text:p text:style-name="P1"><text:tab/></text:p>
      <text:h text:style-name="P5" text:outline-level="2"><text:soft-page-break/>4. 安装第三方软件</text:h>
      <text:h text:style-name="P3" text:outline-level="2"><text:s text:c="4"/>自动安装时，所有用到的第三方软件都会被自动安装，手动时需要独立安装，不过有些软件完全独立于alfresco，它们可以在alfresco之前就已经完成安装。</text:h>
      <text:h text:style-name="P4" text:outline-level="2"><text:s text:c="4"/>1)安装LibreOffice:安装之后，更改alfresco-global.properties文件，将属性ooo.exe的值改为LibreOffice的安装路径，重启alfresco。安装之后，alfresco可以使用它自由转换文件格式，例如将txt转换成pdf</text:h>
      <text:h text:style-name="P4" text:outline-level="2"/>
      <text:h text:style-name="P5" text:outline-level="2">5. 安装中文包</text:h>
      <text:p text:style-name="P2">有三个模块没有汉化语言包：</text:p>
      <text:list xml:id="list1026194317382544933" text:style-name="L1">
        <text:list-item>
          <text:p text:style-name="P7">SharePoint</text:p>
        </text:list-item>
        <text:list-item>
          <text:p text:style-name="P12">Web Quick Start </text:p>
        </text:list-item>
        <text:list-item>
          <text:p text:style-name="P9">OpenOffice </text:p>
        </text:list-item>
      </text:list>
      <text:p text:style-name="Text_20_body">另外还有一些文件以及所有的错误信息都保留英文，因为方便搜索错误解决方法。</text:p>
      <text:p text:style-name="Text_20_body"/>
      <text:p text:style-name="P10">居然什么也没有改动，管理界面就莫名其妙变成中文了。。。</text:p>
      <text:p text:style-name="P6"><text:tab/></text:p>
      <text:p text:style-name="P1"><text:tab/></text:p>
      <text:p text:style-name="P1"><text:tab/></text:p>
      <text:list xml:id="list1093923078" text:continue-list="list261704843" text:style-name="WWNum1">
        <text:list-item>
          <text:h text:style-name="P14" text:outline-level="1"><text:soft-page-break/>使用</text:h>
          <text:list>
            <text:list-item>
              <text:h text:style-name="P15" text:outline-level="1">对Alfresco本身的使用</text:h>
              <text:h text:style-name="P17" text:outline-level="1">Alfresco中所有的内容都存在于网站中，而每一个网站都有自己的由dashlets构成的dashboard。实际上Alfresco的站点可以理解为一个由多人管理的Blog。站点之间可以share内容，可以互相订阅。而整个Alfresco所管理的信息都是类似于新闻、博客、wiki等一条条发布类的信息。Alfresco根据信息的所有者与关注者，对这些信息进行组织与管理。</text:h>
            </text:list-item>
          </text:list>
        </text:list-item>
      </text:list>
      <text:h text:style-name="P18" text:outline-level="1"/>
      <text:list xml:id="list1438473009" text:continue-numbering="true" text:style-name="WWNum1">
        <text:list-item>
          <text:list>
            <text:list-item>
              <text:h text:style-name="P15" text:outline-level="1">站点</text:h>
              <text:h text:style-name="P15" text:outline-level="1">创建的站点，需要在/alfresco/webdav/Sites/***下访问。</text:h>
            </text:list-item>
            <text:list-item>
              <text:h text:style-name="P15" text:outline-level="1">订阅RSS</text:h>
              <text:h text:style-name="P15" text:outline-level="1">在每个站点中，有多种内容可以订阅RSS源，并将订阅内容更新显示在站点内，右上方有RSS订阅源的按钮。</text:h>
            </text:list-item>
            <text:list-item>
              <text:h text:style-name="P16" text:outline-level="1">Follow一个people：</text:h>
              <text:h text:style-name="P16" text:outline-level="1">可以设定为private，这样别人看不到我的follow信息，但被follow的人还是会收到follow的通知邮件。</text:h>
            </text:list-item>
          </text:list>
        </text:list-item>
        <text:list-item>
          <text:h text:style-name="P13" text:outline-level="1">管理</text:h>
        </text:list-item>
      </text:list>
      <text:p text:style-name="P1"><text:tab/>公约：&lt;classpathRoot&gt;表示TOMCAT_HOME/shared/classes/路径</text:p>
      <text:list xml:id="list1377632324" text:continue-numbering="true" text:style-name="WWNum1">
        <text:list-item>
          <text:list>
            <text:list-item>
              <text:h text:style-name="P20" text:outline-level="2">启动：</text:h>
            </text:list-item>
          </text:list>
        </text:list-item>
      </text:list>
      <text:p text:style-name="P1"><text:tab/>只需要启动mysqld、Tomcat，就可以在浏览器中访问http://127.0.0.1:8080/share了。</text:p>
      <text:list xml:id="list2057150992" text:continue-numbering="true" text:style-name="WWNum1">
        <text:list-item>
          <text:list>
            <text:list-item>
              <text:h text:style-name="P21" text:outline-level="2">配置</text:h>
              <text:h text:style-name="P24" text:outline-level="2">alfresco的系统配置有两种方式：一种是通过Share用户的Admin Tools配置Share相关的一些系统配置；一种是通过编辑alfresco-global.properties文件来设置或覆盖一些全局的系统变量。（alfresco-global.properties文件也可通过java命令来设置）。另外，更高级的配置是可以直接配置Spring bean。</text:h>
            </text:list-item>
          </text:list>
        </text:list-item>
      </text:list>
      <text:h text:style-name="Heading_20_3" text:outline-level="3"/>
      <text:list xml:id="list1301513662" text:continue-numbering="true" text:style-name="WWNum1">
        <text:list-item>
          <text:list>
            <text:list-item>
              <text:list>
                <text:list-item>
                  <text:h text:style-name="P26" text:outline-level="3">配置alfresco-global.properties</text:h>
                </text:list-item>
              </text:list>
            </text:list-item>
          </text:list>
        </text:list-item>
      </text:list>
      <text:p text:style-name="P1"><text:tab/>1）Mysql必须使用UTF-8以及innodb</text:p>
      <text:p text:style-name="P1"><text:tab/>2）创建mysql用户名密码都为：alfresco；并创建alfresco数据库</text:p>
      <text:p text:style-name="P1"><text:tab/>3）清除&lt;contentstore&gt;目录（为什么？）</text:p>
      <text:p text:style-name="P1"><text:tab/>4）设置dir.root=/home/dds/srv/alfresco/alf_data <text:s/>(绝对路径)</text:p>
      <text:p text:style-name="P1"><text:tab/>5）去掉以下两行的注释：</text:p>
      <text:p text:style-name="P1"><text:soft-page-break/><text:tab/><text:tab/>db.driver=org.gjt.mm.mysql.Driver</text:p>
      <text:p text:style-name="P1"><text:tab/><text:tab/>db.url=jdbc:mysql://${db.host}:${db.port}/${db.name}?useUnicode=yes&amp;characterEncoding=UTF-8 </text:p>
      <text:p text:style-name="P1"><text:tab/><text:tab/>再修改以下设置：</text:p>
      <text:p text:style-name="P1"><text:tab/><text:tab/>db.name=alfresco</text:p>
      <text:p text:style-name="P1"><text:tab/><text:tab/>db.username=alfresco</text:p>
      <text:p text:style-name="P1"><text:tab/><text:tab/>db.password=alfresco</text:p>
      <text:p text:style-name="P1"><text:tab/><text:tab/>db.host=localhost</text:p>
      <text:p text:style-name="P1"><text:tab/><text:tab/>db.port=3306</text:p>
      <text:p text:style-name="P1"><text:tab/><text:tab/>db.pool.max=275</text:p>
      <text:p text:style-name="P1"><text:tab/><text:tab/></text:p>
      <text:p text:style-name="P1"><text:tab/>6）将zip包中的alf_data/keystore/拷贝到前面设置的dir.root下</text:p>
      <text:p text:style-name="P1"><text:tab/>7）在alf_data/下创建contentstore文件夹</text:p>
      <text:p text:style-name="Standard"><text:span text:style-name="T1"><text:tab/>8）设置db的username大小</text:span><text:span text:style-name="T3">写敏</text:span><text:span text:style-name="T1">感</text:span></text:p>
      <text:list xml:id="list470613207" text:continue-numbering="true" text:style-name="WWNum1">
        <text:list-item>
          <text:list>
            <text:list-item>
              <text:list>
                <text:list-item>
                  <text:h text:style-name="P22" text:outline-level="2">配置数据库</text:h>
                </text:list-item>
              </text:list>
            </text:list-item>
          </text:list>
        </text:list-item>
      </text:list>
      <text:h text:style-name="P25" text:outline-level="2">修改my.cnf属性：max_connections = 275</text:h>
      <text:h text:style-name="P25" text:outline-level="2">数据库与/src/contentstore文件夹应保持一致，初始时应都为空。</text:h>
      <text:h text:style-name="P23" text:outline-level="2"/>
      <text:list xml:id="list799359779" text:continue-numbering="true" text:style-name="WWNum1">
        <text:list-item>
          <text:list>
            <text:list-item>
              <text:list>
                <text:list-item>
                  <text:h text:style-name="P22" text:outline-level="2"/>
                </text:list-item>
              </text:list>
            </text:list-item>
          </text:list>
        </text:list-item>
      </text:list>
      <text:p text:style-name="P1"><text:tab/></text:p>
      <text:list xml:id="list649141185" text:continue-numbering="true" text:style-name="WWNum1">
        <text:list-item>
          <text:list>
            <text:list-item>
              <text:h text:style-name="P20" text:outline-level="2">. 启动tomcat&amp;alfresco时，log报错，</text:h>
            </text:list-item>
          </text:list>
        </text:list-item>
      </text:list>
      <text:p text:style-name="Standard"><text:span text:style-name="T1"><text:tab/>1）提示alfresco编译版本</text:span><text:span text:style-name="T2">高于</text:span><text:span text:style-name="T1">环境运行版本(jdk1.6)，重新下载配置jdk1.7；</text:span></text:p>
      <text:p text:style-name="P1"><text:tab/>2）JVM堆溢出，原堆为784M，改Catalina环境变量为Xms1024,Xmx2048后成功;</text:p>
      <text:p text:style-name="P1"><text:tab/>3)很多启动错误，都是因为以dds用户启动时，很多root权限创建的文件夹文件dds都没有写权限。需要把root权限创建的对象重新用dds创建一遍。</text:p>
      <text:p text:style-name="P1"><text:tab/>4)登录失败，是因为手动删除了/src/contentstore/下的文件，导致文件与数据库不一至，导致系统无法正确登录。解决办法就是将数据库删了重建。</text:p>
      <text:p text:style-name="P1"><text:tab/>5）直到可以登录，solr还是没有配置好。</text:p>
      <text:p text:style-name="P1"><text:tab/></text:p>
      <text:p text:style-name="P1"><text:tab/></text:p>
      <text:p text:style-name="P1"/>
      <text:p text:style-name="P1"/>
      <text:p text:style-name="P1"/>
      <text:p text:style-name="P1"><text:tab/></text:p>
      <text:p text:style-name="P1"><text:tab/>mysql驱动要放在哪个lib下？</text:p>
      <text:p text:style-name="P1"><text:tab/>系统原始帐号密码都为admin<text:tab/></text:p>
      <text:p text:style-name="P1"><text:tab/>为了定位问题，采用以下logging.properti取代alfresco/WEB-INF/classes下的logging.propertiy，以期输出更具体的error信息</text:p>
      <text:p text:style-name="P1"><text:tab/></text:p>
      <text:p text:style-name="P1"><text:tab/></text:p>
      <text:p text:style-name="P1"><text:tab/>alfresco初始安装的97个表：</text:p>
      <text:p text:style-name="P1"><text:tab/>+-----------------------------+</text:p>
      <text:p text:style-name="P1"><text:soft-page-break/>| Tables_in_alfresco <text:s text:c="9"/>|</text:p>
      <text:p text:style-name="P1">+-----------------------------+</text:p>
      <text:p text:style-name="P1">| ACT_EVT_LOG <text:s text:c="16"/>|</text:p>
      <text:p text:style-name="P1">| ACT_GE_BYTEARRAY <text:s text:c="11"/>|</text:p>
      <text:p text:style-name="P1">| ACT_GE_PROPERTY <text:s text:c="12"/>|</text:p>
      <text:p text:style-name="P1">| ACT_HI_ACTINST <text:s text:c="13"/>|</text:p>
      <text:p text:style-name="P1">| ACT_HI_ATTACHMENT <text:s text:c="10"/>|</text:p>
      <text:p text:style-name="P1">| ACT_HI_COMMENT <text:s text:c="13"/>|</text:p>
      <text:p text:style-name="P1">| ACT_HI_DETAIL <text:s text:c="14"/>|</text:p>
      <text:p text:style-name="P1">| ACT_HI_IDENTITYLINK <text:s text:c="8"/>|</text:p>
      <text:p text:style-name="P1">| ACT_HI_PROCINST <text:s text:c="12"/>|</text:p>
      <text:p text:style-name="P1">| ACT_HI_TASKINST <text:s text:c="12"/>|</text:p>
      <text:p text:style-name="P1">| ACT_HI_VARINST <text:s text:c="13"/>|</text:p>
      <text:p text:style-name="P1">| ACT_ID_GROUP <text:s text:c="15"/>|</text:p>
      <text:p text:style-name="P1">| ACT_ID_INFO <text:s text:c="16"/>|</text:p>
      <text:p text:style-name="P1">| ACT_ID_MEMBERSHIP <text:s text:c="10"/>|</text:p>
      <text:p text:style-name="P1">| ACT_ID_USER <text:s text:c="16"/>|</text:p>
      <text:p text:style-name="P1">| ACT_RE_DEPLOYMENT <text:s text:c="10"/>|</text:p>
      <text:p text:style-name="P1">| ACT_RE_MODEL <text:s text:c="15"/>|</text:p>
      <text:p text:style-name="P1">| ACT_RE_PROCDEF <text:s text:c="13"/>|</text:p>
      <text:p text:style-name="P1">| ACT_RU_EVENT_SUBSCR <text:s text:c="8"/>|</text:p>
      <text:p text:style-name="P1">| ACT_RU_EXECUTION <text:s text:c="11"/>|</text:p>
      <text:p text:style-name="P1">| ACT_RU_IDENTITYLINK <text:s text:c="8"/>|</text:p>
      <text:p text:style-name="P1">| ACT_RU_JOB <text:s text:c="17"/>|</text:p>
      <text:p text:style-name="P1">| ACT_RU_TASK <text:s text:c="16"/>|</text:p>
      <text:p text:style-name="P1">| ACT_RU_VARIABLE <text:s text:c="12"/>|</text:p>
      <text:p text:style-name="P1">| JBPM_ACTION <text:s text:c="16"/>|</text:p>
      <text:p text:style-name="P1">| JBPM_BYTEARRAY <text:s text:c="13"/>|</text:p>
      <text:p text:style-name="P1">| JBPM_BYTEBLOCK <text:s text:c="13"/>|</text:p>
      <text:p text:style-name="P1">| JBPM_COMMENT <text:s text:c="15"/>|</text:p>
      <text:p text:style-name="P1">| JBPM_DECISIONCONDITIONS <text:s text:c="4"/>|</text:p>
      <text:p text:style-name="P1">| JBPM_DELEGATION <text:s text:c="12"/>|</text:p>
      <text:p text:style-name="P1">| JBPM_EVENT <text:s text:c="17"/>|</text:p>
      <text:p text:style-name="P1">| JBPM_EXCEPTIONHANDLER <text:s text:c="6"/>|</text:p>
      <text:p text:style-name="P1">| JBPM_JOB <text:s text:c="19"/>|</text:p>
      <text:p text:style-name="P1">| JBPM_LOG <text:s text:c="19"/>|</text:p>
      <text:p text:style-name="P1">| JBPM_MODULEDEFINITION <text:s text:c="6"/>|</text:p>
      <text:p text:style-name="P1">| JBPM_MODULEINSTANCE <text:s text:c="8"/>|</text:p>
      <text:p text:style-name="P1">| JBPM_NODE <text:s text:c="18"/>|</text:p>
      <text:p text:style-name="P1">| JBPM_POOLEDACTOR <text:s text:c="11"/>|</text:p>
      <text:p text:style-name="P1">| JBPM_PROCESSDEFINITION <text:s text:c="5"/>|</text:p>
      <text:p text:style-name="P1">| JBPM_PROCESSINSTANCE <text:s text:c="7"/>|</text:p>
      <text:p text:style-name="P1">| JBPM_RUNTIMEACTION <text:s text:c="9"/>|</text:p>
      <text:p text:style-name="P1">| JBPM_SWIMLANE <text:s text:c="14"/>|</text:p>
      <text:p text:style-name="P1">| JBPM_SWIMLANEINSTANCE <text:s text:c="6"/>|</text:p>
      <text:p text:style-name="P1">| JBPM_TASK <text:s text:c="18"/>|</text:p>
      <text:p text:style-name="P1">| JBPM_TASKACTORPOOL <text:s text:c="9"/>|</text:p>
      <text:p text:style-name="P1">| JBPM_TASKCONTROLLER <text:s text:c="8"/>|</text:p>
      <text:p text:style-name="P1">| JBPM_TASKINSTANCE <text:s text:c="10"/>|</text:p>
      <text:p text:style-name="P1"><text:soft-page-break/>| JBPM_TOKEN <text:s text:c="17"/>|</text:p>
      <text:p text:style-name="P1">| JBPM_TOKENVARIABLEMAP <text:s text:c="6"/>|</text:p>
      <text:p text:style-name="P1">| JBPM_TRANSITION <text:s text:c="12"/>|</text:p>
      <text:p text:style-name="P1">| JBPM_VARIABLEACCESS <text:s text:c="8"/>|</text:p>
      <text:p text:style-name="P1">| JBPM_VARIABLEINSTANCE <text:s text:c="6"/>|</text:p>
      <text:p text:style-name="P1">| alf_access_control_entry <text:s text:c="3"/>|</text:p>
      <text:p text:style-name="P1">| alf_access_control_list <text:s text:c="4"/>|</text:p>
      <text:p text:style-name="P1">| alf_ace_context <text:s text:c="12"/>|</text:p>
      <text:p text:style-name="P1">| alf_acl_change_set <text:s text:c="9"/>|</text:p>
      <text:p text:style-name="P1">| alf_acl_member <text:s text:c="13"/>|</text:p>
      <text:p text:style-name="P1">| alf_activity_feed <text:s text:c="10"/>|</text:p>
      <text:p text:style-name="P1">| alf_activity_feed_control <text:s text:c="2"/>|</text:p>
      <text:p text:style-name="P1">| alf_activity_post <text:s text:c="10"/>|</text:p>
      <text:p text:style-name="P1">| alf_applied_patch <text:s text:c="10"/>|</text:p>
      <text:p text:style-name="P1">| alf_audit_app <text:s text:c="14"/>|</text:p>
      <text:p text:style-name="P1">| alf_audit_entry <text:s text:c="12"/>|</text:p>
      <text:p text:style-name="P1">| alf_audit_model <text:s text:c="12"/>|</text:p>
      <text:p text:style-name="P1">| alf_authority <text:s text:c="14"/>|</text:p>
      <text:p text:style-name="P1">| alf_authority_alias <text:s text:c="8"/>|</text:p>
      <text:p text:style-name="P1">| alf_child_assoc <text:s text:c="12"/>|</text:p>
      <text:p text:style-name="P1">| alf_content_data <text:s text:c="11"/>|</text:p>
      <text:p text:style-name="P1">| alf_content_url <text:s text:c="12"/>|</text:p>
      <text:p text:style-name="P1">| alf_content_url_encryption <text:s/>|</text:p>
      <text:p text:style-name="P1">| alf_encoding <text:s text:c="15"/>|</text:p>
      <text:p text:style-name="P1">| alf_locale <text:s text:c="17"/>|</text:p>
      <text:p text:style-name="P1">| alf_lock <text:s text:c="19"/>|</text:p>
      <text:p text:style-name="P1">| alf_lock_resource <text:s text:c="10"/>|</text:p>
      <text:p text:style-name="P1">| alf_mimetype <text:s text:c="15"/>|</text:p>
      <text:p text:style-name="P1">| alf_namespace <text:s text:c="14"/>|</text:p>
      <text:p text:style-name="P1">| alf_node <text:s text:c="19"/>|</text:p>
      <text:p text:style-name="P1">| alf_node_aspects <text:s text:c="11"/>|</text:p>
      <text:p text:style-name="P1">| alf_node_assoc <text:s text:c="13"/>|</text:p>
      <text:p text:style-name="P1">| alf_node_properties <text:s text:c="8"/>|</text:p>
      <text:p text:style-name="P1">| alf_permission <text:s text:c="13"/>|</text:p>
      <text:p text:style-name="P1">| alf_prop_class <text:s text:c="13"/>|</text:p>
      <text:p text:style-name="P1">| alf_prop_date_value <text:s text:c="8"/>|</text:p>
      <text:p text:style-name="P1">| alf_prop_double_value <text:s text:c="6"/>|</text:p>
      <text:p text:style-name="P1">| alf_prop_link <text:s text:c="14"/>|</text:p>
      <text:p text:style-name="P1">| alf_prop_root <text:s text:c="14"/>|</text:p>
      <text:p text:style-name="P1">| alf_prop_serializable_value |</text:p>
      <text:p text:style-name="P1">| alf_prop_string_value <text:s text:c="6"/>|</text:p>
      <text:p text:style-name="P1">| alf_prop_unique_ctx <text:s text:c="8"/>|</text:p>
      <text:p text:style-name="P1">| alf_prop_value <text:s text:c="13"/>|</text:p>
      <text:p text:style-name="P1">| alf_qname <text:s text:c="18"/>|</text:p>
      <text:p text:style-name="P1">| alf_server <text:s text:c="17"/>|</text:p>
      <text:p text:style-name="P1">| alf_store <text:s text:c="18"/>|</text:p>
      <text:p text:style-name="P1">| alf_subscriptions <text:s text:c="10"/>|</text:p>
      <text:p text:style-name="P1">| alf_tenant <text:s text:c="17"/>|</text:p>
      <text:p text:style-name="P1">| alf_transaction <text:s text:c="12"/>|</text:p>
      <text:p text:style-name="P1"><text:soft-page-break/>| alf_usage_delta <text:s text:c="12"/>|</text:p>
      <text:p text:style-name="P1">+-----------------------------+</text:p>
      <text:p text:style-name="P1">97 rows in set (0.02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 Typewriter" svg:font-family="'CM Typewriter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Unikurd Web" svg:font-family="'Unikurd Web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size="12pt" fo:language="en" fo:country="US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646in" fo:margin-right="0.3335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22:30</meta:creation-date>
    <dc:language>en-US</dc:language>
    <dc:date>2015-07-30T11:19:45</dc:date>
    <meta:editing-cycles>42</meta:editing-cycles>
    <meta:editing-duration>PT8H56M5S</meta:editing-duration>
    <meta:generator>LibreOffice/4.0.4.2$Linux_x86 LibreOffice_project/400m0$Build-2</meta:generator>
    <meta:document-statistic meta:table-count="0" meta:image-count="0" meta:object-count="0" meta:page-count="7" meta:paragraph-count="192" meta:word-count="1803" meta:character-count="6413" meta:non-whitespace-character-count="4937"/>
  </office:meta>
</office:document-meta>
</file>